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25pt"/>
    </style:style>
    <style:style style:name="co2" style:family="table-column">
      <style:table-column-properties fo:break-before="auto" style:column-width="54.85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57.2pt"/>
    </style:style>
    <style:style style:name="co5" style:family="table-column">
      <style:table-column-properties fo:break-before="auto" style:column-width="56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ull_al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aktyka</text:p>
          </table:table-cell>
          <table:table-cell office:value-type="string" calcext:value-type="string">
            <text:p>głębokość</text:p>
          </table:table-cell>
          <table:table-cell office:value-type="string" calcext:value-type="string">
            <text:p>c0_p</text:p>
          </table:table-cell>
          <table:table-cell office:value-type="string" calcext:value-type="string">
            <text:p>c0_r</text:p>
          </table:table-cell>
          <table:table-cell office:value-type="string" calcext:value-type="string">
            <text:p>c0_f1</text:p>
          </table:table-cell>
          <table:table-cell office:value-type="string" calcext:value-type="string">
            <text:p>c1_p</text:p>
          </table:table-cell>
          <table:table-cell office:value-type="string" calcext:value-type="string">
            <text:p>c1_r</text:p>
          </table:table-cell>
          <table:table-cell office:value-type="string" calcext:value-type="string">
            <text:p>c1_f1</text:p>
          </table:table-cell>
          <table:table-cell office:value-type="string" calcext:value-type="string">
            <text:p>c2_p</text:p>
          </table:table-cell>
          <table:table-cell office:value-type="string" calcext:value-type="string">
            <text:p>c2_r</text:p>
          </table:table-cell>
          <table:table-cell office:value-type="string" calcext:value-type="string">
            <text:p>c2_f1</text:p>
          </table:table-cell>
          <table:table-cell office:value-type="string" calcext:value-type="string">
            <text:p>c3_p</text:p>
          </table:table-cell>
          <table:table-cell office:value-type="string" calcext:value-type="string">
            <text:p>c3_r</text:p>
          </table:table-cell>
          <table:table-cell office:value-type="string" calcext:value-type="string">
            <text:p>c3_f1</text:p>
          </table:table-cell>
          <table:table-cell office:value-type="string" calcext:value-type="string">
            <text:p>avg/total_p</text:p>
          </table:table-cell>
          <table:table-cell office:value-type="string" calcext:value-type="string">
            <text:p><text:s/>avg/total_r</text:p>
          </table:table-cell>
          <table:table-cell office:value-type="string" calcext:value-type="string">
            <text:p><text:s/>avg/total_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</text:p>
          </table:table-cell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</text:p>
          </table:table-cell>
          <table:table-cell office:value-type="float" office:value="5" calcext:value-type="float">
            <text:p>5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</text:p>
          </table:table-cell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</text:p>
          </table:table-cell>
          <table:table-cell office:value-type="float" office:value="7" calcext:value-type="float">
            <text:p>7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78" calcext:value-type="float">
            <text:p>0.78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</text:p>
          </table:table-cell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59" calcext:value-type="float">
            <text:p>0.59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</text:p>
          </table:table-cell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</text:p>
          </table:table-cell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  <table:table-cell office:value-type="float" office:value="0.76" calcext:value-type="float">
            <text:p>0.76</text:p>
          </table:table-cell>
          <table:table-cell office:value-type="float" office:value="0.85" calcext:value-type="float">
            <text:p>0.85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67" calcext:value-type="float">
            <text:p>0.67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0.73" calcext:value-type="float">
            <text:p>0.73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77" calcext:value-type="float">
            <text:p>0.77</text:p>
          </table:table-cell>
          <table:table-cell office:value-type="float" office:value="0.86" calcext:value-type="float">
            <text:p>0.86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  <table:table-cell office:value-type="float" office:value="0.94" calcext:value-type="float">
            <text:p>0.94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</text:p>
          </table:table-cell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office:value-type="float" office:value="0.97" calcext:value-type="float">
            <text:p>0.97</text:p>
          </table:table-cell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</text:p>
          </table:table-cell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  <table:table-cell office:value-type="float" office:value="0.97" calcext:value-type="float">
            <text:p>0.97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0.69" calcext:value-type="float">
            <text:p>0.69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office:value-type="float" office:value="0.72" calcext:value-type="float">
            <text:p>0.72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_logistyczna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89" calcext:value-type="float">
            <text:p>0.89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_logistyczna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_logistyczna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6" calcext:value-type="float">
            <text:p>0.86</text:p>
          </table:table-cell>
          <table:table-cell office:value-type="float" office:value="0.23" calcext:value-type="float">
            <text:p>0.23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_logistyczna</text:p>
          </table:table-cell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37" calcext:value-type="float">
            <text:p>0.37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_logistyczna</text:p>
          </table:table-cell>
          <table:table-cell office:value-type="float" office:value="5" calcext:value-type="float">
            <text:p>5</text:p>
          </table:table-cell>
          <table:table-cell office:value-type="float" office:value="0.99" calcext:value-type="float">
            <text:p>0.99</text:p>
          </table:table-cell>
          <table:table-cell office:value-type="float" office:value="0.62" calcext:value-type="float">
            <text:p>0.62</text:p>
          </table:table-cell>
          <table:table-cell office:value-type="float" office:value="0.77" calcext:value-type="float">
            <text:p>0.77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38" calcext:value-type="float">
            <text:p>0.38</text:p>
          </table:table-cell>
          <table:table-cell office:value-type="float" office:value="0.66" calcext:value-type="float">
            <text:p>0.66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_logistyczna</text:p>
          </table:table-cell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_logistyczna</text:p>
          </table:table-cell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66" calcext:value-type="float">
            <text:p>0.66</text:p>
          </table:table-cell>
          <table:table-cell office:value-type="float" office:value="0.78" calcext:value-type="float">
            <text:p>0.78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_logistyczna</text:p>
          </table:table-cell>
          <table:table-cell office:value-type="float" office:value="8" calcext:value-type="float">
            <text:p>8</text:p>
          </table:table-cell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_logistyczna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_logistyczna</text:p>
          </table:table-cell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na klasach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  <table:table-cell office:value-type="float" office:value="0.22" calcext:value-type="float">
            <text:p>0.22</text:p>
          </table:table-cell>
          <table:table-cell office:value-type="float" office:value="0.53" calcext:value-type="float">
            <text:p>0.53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0.76" calcext:value-type="float">
            <text:p>0.76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na klasach</text:p>
          </table:table-cell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  <table:table-cell office:value-type="float" office:value="0.69" calcext:value-type="float">
            <text:p>0.69</text:p>
          </table:table-cell>
          <table:table-cell office:value-type="float" office:value="0.8" calcext:value-type="float">
            <text:p>0.8</text:p>
          </table:table-cell>
          <table:table-cell office:value-type="float" office:value="0.17" calcext:value-type="float">
            <text:p>0.17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38" calcext:value-type="float">
            <text:p>0.38</text:p>
          </table:table-cell>
          <table:table-cell office:value-type="float" office:value="0.71" calcext:value-type="float">
            <text:p>0.71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.64" calcext:value-type="float">
            <text:p>0.64</text:p>
          </table:table-cell>
          <table:table-cell office:value-type="float" office:value="0.77" calcext:value-type="float">
            <text:p>0.77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na klasach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float" office:value="0.69" calcext:value-type="float">
            <text:p>0.69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36" calcext:value-type="float">
            <text:p>0.36</text:p>
          </table:table-cell>
          <table:table-cell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 office:value-type="float" office:value="0.71" calcext:value-type="float">
            <text:p>0.71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na klasach</text:p>
          </table:table-cell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46" calcext:value-type="float">
            <text:p>0.46</text:p>
          </table:table-cell>
          <table:table-cell office:value-type="float" office:value="0.62" calcext:value-type="float">
            <text:p>0.62</text:p>
          </table:table-cell>
          <table:table-cell office:value-type="float" office:value="0.17" calcext:value-type="float">
            <text:p>0.17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0.49" calcext:value-type="float">
            <text:p>0.49</text:p>
          </table:table-cell>
          <table:table-cell office:value-type="float" office:value="0.84" calcext:value-type="float">
            <text:p>0.84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na klasach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0.67" calcext:value-type="float">
            <text:p>0.67</text:p>
          </table:table-cell>
          <table:table-cell office:value-type="float" office:value="0.19" calcext:value-type="float">
            <text:p>0.19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na klasach</text:p>
          </table:table-cell>
          <table:table-cell office:value-type="float" office:value="6" calcext:value-type="float">
            <text:p>6</text:p>
          </table:table-cell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na klasach</text:p>
          </table:table-cell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22" calcext:value-type="float">
            <text:p>0.22</text:p>
          </table:table-cell>
          <table:table-cell office:value-type="float" office:value="0.62" calcext:value-type="float">
            <text:p>0.62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na klasach</text:p>
          </table:table-cell>
          <table:table-cell office:value-type="float" office:value="8" calcext:value-type="float">
            <text:p>8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office:value-type="float" office:value="0.47" calcext:value-type="float">
            <text:p>0.47</text:p>
          </table:table-cell>
          <table:table-cell office:value-type="float" office:value="0.22" calcext:value-type="float">
            <text:p>0.22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97" calcext:value-type="float">
            <text:p>0.97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na klasach</text:p>
          </table:table-cell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79" calcext:value-type="float">
            <text:p>0.79</text:p>
          </table:table-cell>
          <table:table-cell office:value-type="float" office:value="0.64" calcext:value-type="float">
            <text:p>0.64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na klasach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.93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DART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DART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DART</text:p>
          </table:table-cell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DART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DART</text:p>
          </table:table-cell>
          <table:table-cell office:value-type="float" office:value="5" calcext:value-type="float">
            <text:p>5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66" calcext:value-type="float">
            <text:p>0.66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DART</text:p>
          </table:table-cell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DART</text:p>
          </table:table-cell>
          <table:table-cell office:value-type="float" office:value="7" calcext:value-type="float">
            <text:p>7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78" calcext:value-type="float">
            <text:p>0.78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DART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DART</text:p>
          </table:table-cell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59" calcext:value-type="float">
            <text:p>0.59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DART</text:p>
          </table:table-cell>
          <table:table-cell office:value-type="float" office:value="10" calcext:value-type="float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ja DART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ja DART</text:p>
          </table:table-cell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  <table:table-cell office:value-type="float" office:value="0.76" calcext:value-type="float">
            <text:p>0.76</text:p>
          </table:table-cell>
          <table:table-cell office:value-type="float" office:value="0.85" calcext:value-type="float">
            <text:p>0.85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67" calcext:value-type="float">
            <text:p>0.67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ja DART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0.73" calcext:value-type="float">
            <text:p>0.73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ja DART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ja DART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77" calcext:value-type="float">
            <text:p>0.77</text:p>
          </table:table-cell>
          <table:table-cell office:value-type="float" office:value="0.86" calcext:value-type="float">
            <text:p>0.86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ja DART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  <table:table-cell office:value-type="float" office:value="0.94" calcext:value-type="float">
            <text:p>0.94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ja DART</text:p>
          </table:table-cell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62" calcext:value-type="float">
            <text:p>0.62</text:p>
          </table:table-cell>
          <table:table-cell office:value-type="float" office:value="0.46" calcext:value-type="float">
            <text:p>0.46</text:p>
          </table:table-cell>
          <table:table-cell office:value-type="float" office:value="0.97" calcext:value-type="float">
            <text:p>0.97</text:p>
          </table:table-cell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ja DART</text:p>
          </table:table-cell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  <table:table-cell office:value-type="float" office:value="0.97" calcext:value-type="float">
            <text:p>0.97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ja DART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0.69" calcext:value-type="float">
            <text:p>0.69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office:value-type="float" office:value="0.72" calcext:value-type="float">
            <text:p>0.72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sja DART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  <table:table-cell office:value-type="float" office:value="0.81" calcext:value-type="float">
            <text:p>0.81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asyfikacja funkcja linowa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ja funkcja linowa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56" calcext:value-type="float">
            <text:p>0.56</text:p>
          </table:table-cell>
          <table:table-cell office:value-type="float" office:value="0.69" calcext:value-type="float">
            <text:p>0.69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17" table:number-rows-spanned="1">
            <text:p>Tabela. Statystki dla wszystkich techinik w oparciu o wyniki na zbiorze testowym. c0_p ozna precyzję dla klasy 0, c0_r oznacza czułość dla klasy 0, c0_f1 oznacza parametr f1 score dla klasy 0, analogicznie dla pozostałych klas, a avg/total oznacza śrenią dla całości</text:p>
          </table:table-cell>
          <table:covered-table-cell table:number-columns-repeated="16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22:25:54.367000000</dc:date>
    <meta:editing-duration>PT33M37S</meta:editing-duration>
    <meta:editing-cycles>2</meta:editing-cycles>
    <meta:generator>LibreOffice/5.2.3.3$Windows_x86 LibreOffice_project/d54a8868f08a7b39642414cf2c8ef2f228f780cf</meta:generator>
    <meta:document-statistic meta:table-count="1" meta:cell-count="1072" meta:object-count="0"/>
  </office:meta>
</office:document-meta>
</file>